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widows="1"/>
    </style:style>
    <style:style style:name="P4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1">#ifndef LIBRARY_HPP</text:p>
      <text:p text:style-name="P1">#define LIBRARY_HPP</text:p>
      <text:p text:style-name="P3"/>
      <text:p text:style-name="P1">#include &lt;string&gt;</text:p>
      <text:p text:style-name="P1">#include &lt;vector&gt;</text:p>
      <text:p text:style-name="P3"/>
      <text:p text:style-name="P1">class Patron;</text:p>
      <text:p text:style-name="P1">class LibraryItem;</text:p>
      <text:p text:style-name="P3"/>
      <text:p text:style-name="P1">class Library</text:p>
      <text:p text:style-name="P1">{</text:p>
      <text:p text:style-name="P1">private:</text:p>
      <text:p text:style-name="P2"><text:s text:c="4"/><text:span text:style-name="T1">std::vector&lt;LibraryItem*&gt; holdings;</text:span></text:p>
      <text:p text:style-name="P2"><text:s text:c="4"/><text:span text:style-name="T1">std::vector&lt;Patron*&gt; members;</text:span></text:p>
      <text:p text:style-name="P2"><text:s text:c="4"/><text:span text:style-name="T1">int currentDate;</text:span></text:p>
      <text:p text:style-name="P1">public:</text:p>
      <text:p text:style-name="P2"><text:s text:c="4"/><text:span text:style-name="T1">Library();</text:span></text:p>
      <text:p text:style-name="P2"><text:s text:c="4"/><text:span text:style-name="T1">void addLibraryItem(LibraryItem*);</text:span></text:p>
      <text:p text:style-name="P2"><text:s text:c="4"/><text:span text:style-name="T1">void addMember(Patron*);</text:span></text:p>
      <text:p text:style-name="P2"><text:s text:c="4"/><text:span text:style-name="T1">void checkOutLibraryItem(std::string patronID, std::string ItemID);</text:span></text:p>
      <text:p text:style-name="P2"><text:s text:c="4"/><text:span text:style-name="T1">void returnLibraryItem(std::string ItemID);</text:span></text:p>
      <text:p text:style-name="P2"><text:s text:c="4"/><text:span text:style-name="T1">void requestLibraryItem(std::string patronID, std::string ItemID);</text:span></text:p>
      <text:p text:style-name="P2"><text:s text:c="4"/><text:span text:style-name="T1">void incrementCurrentDate();</text:span></text:p>
      <text:p text:style-name="P2"><text:s text:c="4"/><text:span text:style-name="T1">void payFine(std::string patronID, double payment);</text:span></text:p>
      <text:p text:style-name="P2"><text:s text:c="4"/><text:span text:style-name="T1">void viewPatronInfo(std::string patronID);</text:span></text:p>
      <text:p text:style-name="P2"><text:s text:c="4"/><text:span text:style-name="T1">void viewItemInfo(std::string ItemID);</text:span></text:p>
      <text:p text:style-name="P1">};</text:p>
      <text:p text:style-name="P3"/>
      <text:p text:style-name="P4">#endi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1:05:18.036303608</meta:creation-date>
    <dc:date>2015-08-23T11:05:47.665098183</dc:date>
    <meta:editing-duration>PT30S</meta:editing-duration>
    <meta:editing-cycles>1</meta:editing-cycles>
    <meta:document-statistic meta:table-count="0" meta:image-count="0" meta:object-count="0" meta:page-count="1" meta:paragraph-count="25" meta:word-count="56" meta:character-count="675" meta:non-whitespace-character-count="592"/>
    <meta:generator>LibreOffice/4.4.2.2$Linux_X86_64 LibreOffice_project/40m0$Build-2</meta:generator>
  </office:meta>
</office:document-meta>
</file>